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ffb66c" draw:opacity="59%" draw:auto-grow-height="true" draw:auto-grow-width="false" fo:max-height="0cm" fo:min-height="1.32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666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111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solid" draw:fill-color="#ff0000" draw:opacity="40%" draw:auto-grow-height="true" draw:auto-grow-width="false" fo:max-height="0cm" fo:min-height="0.69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1.11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823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="solid" draw:fill-color="#ffb66c" draw:opacity="59%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draw:fill="solid" draw:fill-color="#ff0000" draw:opacity="40%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color="#ff8000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solid" draw:fill-color="#ff972f" draw:opacity="40%" draw:auto-grow-height="true" draw:auto-grow-width="false" fo:max-height="0cm" fo:min-height="1.423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="solid" draw:fill-color="#ff972f" draw:opacity="40%" draw:auto-grow-height="true" draw:auto-grow-width="false" fo:max-height="0cm" fo:min-height="1.11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="solid" draw:fill-color="#ff972f" draw:opacity="40%" draw:auto-grow-height="true" draw:auto-grow-width="false" fo:max-height="0cm" fo:min-height="0.857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="none" draw:fill-color="#dddddd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1.111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53cm" svg:stroke-color="#000000" draw:marker-start-width="0.279cm" draw:marker-end-width="0.279cm" draw:fill="solid" draw:fill-color="#ff972f" draw:opacity="40%" draw:auto-grow-height="true" draw:auto-grow-width="false" fo:max-height="0cm" fo:min-height="1.111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svg:stroke-color="#127622" draw:fill="solid" draw:textarea-vertical-align="middle"/>
    </style:style>
    <style:style style:name="gr29" style:family="graphic" style:parent-style-name="objectwithoutfill">
      <style:graphic-properties draw:marker-end="Arrow" draw:marker-end-width="0.3cm" draw:fill="solid" draw:textarea-vertical-align="middle"/>
    </style:style>
    <style:style style:name="gr30" style:family="graphic" style:parent-style-name="objectwithoutfill">
      <style:graphic-properties draw:fill="solid" draw:textarea-vertical-align="middle"/>
    </style:style>
    <style:style style:name="gr31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="solid" draw:fill-color="#ff0000" draw:opacity="40%" draw:auto-grow-height="true" draw:auto-grow-width="false" fo:max-height="0cm" fo:min-height="1.111cm" fo:padding-top="0.151cm" fo:padding-bottom="0.151cm" fo:padding-left="0.276cm" fo:padding-right="0.276cm"/>
      <style:paragraph-properties style:writing-mode="lr-tb"/>
    </style:style>
    <style:style style:name="gr33" style:family="graphic" style:parent-style-name="objectwithoutfill">
      <style:graphic-properties svg:stroke-color="#666666" draw:fill="solid" draw:textarea-vertical-align="middle"/>
    </style:style>
    <style:style style:name="gr34" style:family="graphic" style:parent-style-name="standard">
      <style:graphic-properties draw:stroke="solid" svg:stroke-width="0.053cm" svg:stroke-color="#000000" draw:marker-start-width="0.279cm" draw:marker-end-width="0.279cm" draw:fill="solid" draw:fill-color="#ff0000" draw:opacity="40%" draw:auto-grow-height="true" draw:auto-grow-width="false" fo:max-height="0cm" fo:min-height="0.912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0.623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1.666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auto-grow-height="true" draw:auto-grow-width="false" fo:max-height="0cm" fo:min-height="0.698cm" fo:padding-top="0.151cm" fo:padding-bottom="0.151cm" fo:padding-left="0.276cm" fo:padding-right="0.276cm"/>
      <style:paragraph-properties style:writing-mode="lr-tb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  <style:text-properties fo:font-size="14pt" style:font-size-asian="14pt" style:font-size-complex="14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b66c" draw:opacity="59%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ff0000" draw:opacity="40%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ffb66c" draw:opacity="59%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0000" draw:opacity="40%"/>
      <style:paragraph-properties style:writing-mode="lr-tb"/>
    </style:style>
    <style:style style:name="P11" style:family="paragraph">
      <loext:graphic-properties draw:fill="solid" draw:fill-color="#ff972f" draw:opacity="40%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dddddd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 draw:fill-color="#dddddd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ff972f" draw:opacity="40%"/>
      <style:paragraph-properties fo:margin-left="0cm" fo:margin-right="0cm" fo:margin-top="0cm" fo:margin-bottom="0cm" fo:line-height="100%" fo:text-align="center" fo:text-indent="0cm" style:writing-mode="lr-tb"/>
      <style:text-properties style:text-position="0% 100%" style:font-name="Liberation Sans1" fo:font-size="14pt" style:font-size-asian="14pt" style:font-size-complex="14pt"/>
    </style:style>
    <style:style style:name="P16" style:family="paragraph">
      <loext:graphic-properties draw:fill="solid" draw:fill-color="#ff0000" draw:opacity="40%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text-position="-33% 58%" fo:font-size="14pt" style:font-size-asian="14pt" style:font-size-complex="14pt"/>
    </style:style>
    <style:style style:name="T6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7" style:family="text">
      <style:text-properties style:text-position="-33% 58%" style:font-name="Liberation Serif" fo:font-size="14pt" style:font-name-asian="Liberation Serif" style:font-size-asian="14pt" style:font-name-complex="Liberation Serif" style:font-size-complex="14pt"/>
    </style:style>
    <style:style style:name="T8" style:family="text">
      <style:text-properties style:text-position="0% 100%" style:font-name="Liberation Sans1" fo:font-size="14pt" style:font-name-asian="Liberation Serif" style:font-size-asian="14pt" style:font-name-complex="Liberation Serif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4cm" svg:height="1.014cm" svg:x="0cm" svg:y="7.986cm">
          <draw:text-box>
            <text:p><text:span text:style-name="T1">sw_gris.template</text:span></text:p>
          </draw:text-box>
        </draw:frame>
        <draw:line draw:style-name="gr2" draw:text-style-name="P2" draw:layer="layout" svg:x1="2.6cm" svg:y1="7.986cm" svg:x2="2.6cm" svg:y2="1.258cm">
          <text:p/>
        </draw:line>
        <draw:frame draw:style-name="gr3" draw:text-style-name="P3" draw:layer="layout" svg:width="6.6cm" svg:height="0.858cm" svg:x="2cm" svg:y="0.4cm">
          <draw:text-box>
            <text:p><text:span text:style-name="T2">download_process_s2.py</text:span></text:p>
          </draw:text-box>
        </draw:frame>
        <draw:line draw:style-name="gr2" draw:text-style-name="P2" draw:layer="layout" svg:x1="8.6cm" svg:y1="0.8cm" svg:x2="10.4cm" svg:y2="0.8cm">
          <text:p/>
        </draw:line>
        <draw:frame draw:style-name="gr4" draw:text-style-name="P5" draw:layer="layout" svg:width="5.8cm" svg:height="1.624cm" svg:x="3.8cm" svg:y="2.776cm">
          <draw:text-box>
            <text:p text:style-name="P4"><text:span text:style-name="T1">Sentinel 2 L2A products in Azure blob container</text:span></text:p>
          </draw:text-box>
        </draw:frame>
        <draw:frame draw:style-name="gr5" draw:text-style-name="P6" draw:layer="layout" svg:width="8cm" svg:height="1.968cm" svg:x="10.4cm" svg:y="0.432cm">
          <draw:text-box>
            <text:p text:style-name="P4"><text:span text:style-name="T1">Sentinel 2 L1C products from Copernicus open </text:span><text:span text:style-name="T1">access Hub (via sentinelsat)</text:span></text:p>
          </draw:text-box>
        </draw:frame>
        <draw:line draw:style-name="gr2" draw:text-style-name="P2" draw:layer="layout" svg:x1="14cm" svg:y1="2.4cm" svg:x2="14cm" svg:y2="3.478cm">
          <text:p/>
        </draw:line>
        <draw:frame draw:style-name="gr6" draw:text-style-name="P3" draw:layer="layout" svg:width="3cm" svg:height="1.413cm" svg:x="12cm" svg:y="3.4cm">
          <draw:text-box>
            <text:p><text:span text:style-name="T2">Sen2cor processor</text:span></text:p>
          </draw:text-box>
        </draw:frame>
        <draw:line draw:style-name="gr2" draw:text-style-name="P2" draw:layer="layout" svg:x1="11.4cm" svg:y1="3.4cm" svg:x2="9.6cm" svg:y2="3.4cm">
          <text:p/>
        </draw:line>
        <draw:line draw:style-name="gr7" draw:text-style-name="P2" draw:layer="layout" svg:x1="12cm" svg:y1="4cm" svg:x2="11.4cm" svg:y2="4cm">
          <text:p/>
        </draw:line>
        <draw:line draw:style-name="gr7" draw:text-style-name="P2" draw:layer="layout" svg:x1="11.4cm" svg:y1="3.4cm" svg:x2="11.4cm" svg:y2="4cm">
          <text:p/>
        </draw:line>
        <draw:frame draw:style-name="gr3" draw:text-style-name="P3" draw:layer="layout" svg:width="5.6cm" svg:height="0.858cm" svg:x="6.6cm" svg:y="7.875cm">
          <draw:text-box>
            <text:p><text:span text:style-name="T2">run_classifier.py</text:span></text:p>
          </draw:text-box>
        </draw:frame>
        <draw:line draw:style-name="gr2" draw:text-style-name="P2" draw:layer="layout" svg:x1="5.4cm" svg:y1="8.5cm" svg:x2="6.6cm" svg:y2="8.5cm">
          <text:p/>
        </draw:line>
        <draw:frame draw:style-name="gr8" draw:text-style-name="P1" draw:layer="layout" svg:width="3.4cm" svg:height="0.858cm" svg:x="4.6cm" svg:y="5.8cm">
          <draw:text-box>
            <text:p><text:span text:style-name="T1">azure.secret</text:span></text:p>
          </draw:text-box>
        </draw:frame>
        <draw:line draw:style-name="gr9" draw:text-style-name="P2" draw:layer="layout" svg:x1="7.5cm" svg:y1="7.875cm" svg:x2="7.5cm" svg:y2="6.658cm">
          <text:p/>
        </draw:line>
        <draw:line draw:style-name="gr9" draw:text-style-name="P2" draw:layer="layout" svg:x1="6.4cm" svg:y1="5.75cm" svg:x2="6.4cm" svg:y2="4.4cm">
          <text:p/>
        </draw:line>
        <draw:line draw:style-name="gr9" draw:text-style-name="P2" draw:layer="layout" svg:x1="8.8cm" svg:y1="4.4cm" svg:x2="8.8cm" svg:y2="7.875cm">
          <text:p/>
        </draw:line>
        <draw:line draw:style-name="gr2" draw:text-style-name="P2" draw:layer="layout" svg:x1="11cm" svg:y1="7.875cm" svg:x2="11cm" svg:y2="6.4cm">
          <text:p/>
        </draw:line>
        <draw:frame draw:style-name="gr10" draw:text-style-name="P7" draw:layer="layout" svg:width="1.8cm" svg:height="1cm" svg:x="10.4cm" svg:y="5.4cm">
          <draw:text-box>
            <text:p><text:span text:style-name="T1">logs</text:span></text:p>
          </draw:text-box>
        </draw:frame>
        <draw:frame draw:style-name="gr11" draw:text-style-name="P1" draw:layer="layout" svg:width="2.7cm" svg:height="1.414cm" svg:x="3cm" svg:y="12.886cm">
          <draw:text-box>
            <text:p><text:span text:style-name="T1">GIMP ice mask</text:span></text:p>
          </draw:text-box>
        </draw:frame>
        <draw:frame draw:style-name="gr12" draw:text-style-name="P3" draw:layer="layout" svg:width="6.2cm" svg:height="1.125cm" svg:x="7.1cm" svg:y="12.875cm">
          <draw:text-box>
            <text:p><text:span text:style-name="T2">sentinel2_tools.py</text:span></text:p>
          </draw:text-box>
        </draw:frame>
        <draw:line draw:style-name="gr13" draw:text-style-name="P2" draw:layer="layout" svg:x1="7.5cm" svg:y1="8.733cm" svg:x2="7.5cm" svg:y2="12.659cm">
          <text:p/>
        </draw:line>
        <draw:line draw:style-name="gr13" draw:text-style-name="P2" draw:layer="layout" svg:x1="5.7cm" svg:y1="13.4cm" svg:x2="7.1cm" svg:y2="13.4cm">
          <text:p/>
        </draw:line>
        <draw:frame draw:style-name="gr14" draw:text-style-name="P8" draw:layer="layout" svg:width="6.2cm" svg:height="1.014cm" svg:x="8.1cm" svg:y="10.986cm">
          <draw:text-box>
            <text:p text:style-name="P4">Useable area mask</text:p>
          </draw:text-box>
        </draw:frame>
        <draw:line draw:style-name="gr13" draw:text-style-name="P2" draw:layer="layout" svg:x1="10.1cm" svg:y1="12.85cm" svg:x2="10.1cm" svg:y2="12cm">
          <text:p/>
        </draw:line>
        <draw:line draw:style-name="gr13" draw:text-style-name="P2" draw:layer="layout" svg:x1="8.9cm" svg:y1="10.986cm" svg:x2="8.9cm" svg:y2="8.733cm">
          <text:p/>
        </draw:line>
        <draw:frame draw:style-name="gr15" draw:text-style-name="P9" draw:layer="layout" svg:width="1.8cm" svg:height="1.484cm" svg:x="8.9cm" svg:y="9.502cm">
          <draw:text-box draw:corner-radius="0.2cm">
            <text:p><text:span text:style-name="T3">IF image passes QC</text:span></text:p>
          </draw:text-box>
        </draw:frame>
        <draw:line draw:style-name="gr13" draw:text-style-name="P2" draw:layer="layout" svg:x1="12.5cm" svg:y1="10.2cm" svg:x2="13.5cm" svg:y2="10.2cm">
          <text:p/>
        </draw:line>
        <draw:frame draw:style-name="gr16" draw:text-style-name="P10" draw:layer="layout" svg:width="3cm" svg:height="1.014cm" svg:x="13.5cm" svg:y="9.586cm">
          <draw:text-box>
            <text:p>End run</text:p>
          </draw:text-box>
        </draw:frame>
        <draw:line draw:style-name="gr17" draw:text-style-name="P2" draw:layer="layout" svg:x1="12.5cm" svg:y1="10.2cm" svg:x2="12.5cm" svg:y2="10.986cm">
          <text:p/>
        </draw:line>
        <draw:line draw:style-name="gr9" draw:text-style-name="P2" draw:layer="layout" svg:x1="12.2cm" svg:y1="8.4cm" svg:x2="17.9cm" svg:y2="8.4cm">
          <text:p/>
        </draw:line>
        <draw:frame draw:style-name="gr18" draw:text-style-name="P9" draw:layer="layout" svg:width="4.8cm" svg:height="0.662cm" svg:x="12.9cm" svg:y="7.738cm">
          <draw:text-box>
            <text:p><text:span text:style-name="T4">Image loaded to xarray</text:span></text:p>
          </draw:text-box>
        </draw:frame>
        <draw:frame draw:style-name="gr19" draw:text-style-name="P9" draw:layer="layout" svg:width="1.8cm" svg:height="1.075cm" svg:x="11cm" svg:y="9.8cm">
          <draw:text-box>
            <text:p><text:span text:style-name="T3">IF image fails QC</text:span></text:p>
          </draw:text-box>
        </draw:frame>
        <draw:frame draw:style-name="gr12" draw:text-style-name="P3" draw:layer="layout" svg:width="8.6cm" svg:height="1.125cm" svg:x="17.864cm" svg:y="7.853cm">
          <draw:text-box>
            <text:p><text:span text:style-name="T2">Big_Sentinel_Classifier.py</text:span></text:p>
          </draw:text-box>
        </draw:frame>
        <draw:line draw:style-name="gr9" draw:text-style-name="P2" draw:layer="layout" svg:x1="19.3cm" svg:y1="9cm" svg:x2="19.3cm" svg:y2="11.6cm">
          <text:p/>
        </draw:line>
        <draw:frame draw:style-name="gr20" draw:text-style-name="P11" draw:layer="layout" svg:width="3.4cm" svg:height="1.725cm" svg:x="17.5cm" svg:y="11.6cm">
          <draw:text-box>
            <text:p text:style-name="P4"><text:span text:style-name="T1">Classified image</text:span></text:p>
          </draw:text-box>
        </draw:frame>
        <draw:frame draw:style-name="gr15" draw:text-style-name="P9" draw:layer="layout" svg:width="2.2cm" svg:height="1.484cm" svg:x="17.3cm" svg:y="9.4cm">
          <draw:text-box>
            <text:p><text:span text:style-name="T4">Random Forest Classifier</text:span></text:p>
          </draw:text-box>
        </draw:frame>
        <draw:line draw:style-name="gr9" draw:text-style-name="P2" draw:layer="layout" svg:x1="24.114cm" svg:y1="9.014cm" svg:x2="24.114cm" svg:y2="11.614cm">
          <text:p/>
        </draw:line>
        <draw:frame draw:style-name="gr20" draw:text-style-name="P11" draw:layer="layout" svg:width="3.4cm" svg:height="1.725cm" svg:x="22.314cm" svg:y="11.614cm">
          <draw:text-box>
            <text:p text:style-name="P4"><text:span text:style-name="T1">Albedo map</text:span></text:p>
          </draw:text-box>
        </draw:frame>
        <draw:frame draw:style-name="gr21" draw:text-style-name="P9" draw:layer="layout" svg:width="2.2cm" svg:height="1.895cm" svg:x="22.114cm" svg:y="9.414cm">
          <draw:text-box>
            <text:p><text:span text:style-name="T4">Narrow – broad band algorithm</text:span></text:p>
          </draw:text-box>
        </draw:frame>
        <draw:line draw:style-name="gr9" draw:text-style-name="P2" draw:layer="layout" svg:x1="26.464cm" svg:y1="8.999cm" svg:x2="26.464cm" svg:y2="15.828cm">
          <text:p/>
        </draw:line>
        <draw:frame draw:style-name="gr22" draw:text-style-name="P11" draw:layer="layout" svg:width="3.4cm" svg:height="1.413cm" svg:x="24.728cm" svg:y="15.828cm">
          <draw:text-box>
            <text:p text:style-name="P4"><text:span text:style-name="T1">2BDA cell concn</text:span></text:p>
          </draw:text-box>
        </draw:frame>
        <draw:frame draw:style-name="gr21" draw:text-style-name="P9" draw:layer="layout" svg:width="2.264cm" svg:height="1.895cm" svg:x="24.4cm" svg:y="9.505cm">
          <draw:text-box>
            <text:p><text:span text:style-name="T4">2BDA band ratio calculation</text:span></text:p>
          </draw:text-box>
        </draw:frame>
        <draw:line draw:style-name="gr9" draw:text-style-name="P2" draw:layer="layout" svg:x1="21.778cm" svg:y1="9.012cm" svg:x2="21.778cm" svg:y2="15.841cm">
          <text:p/>
        </draw:line>
        <draw:frame draw:style-name="gr23" draw:text-style-name="P11" draw:layer="layout" svg:width="1.4cm" svg:height="1.159cm" svg:x="17.5cm" svg:y="15.9cm">
          <draw:text-box>
            <text:p text:style-name="P4"><text:span text:style-name="T1"><text:s/></text:span><text:span text:style-name="T1">r</text:span><text:span text:style-name="T5">eff</text:span></text:p>
          </draw:text-box>
        </draw:frame>
        <draw:frame draw:style-name="gr24" draw:text-style-name="P9" draw:layer="layout" svg:width="2.264cm" svg:height="1.095cm" svg:x="20.1cm" svg:y="9.4cm">
          <draw:text-box>
            <text:p><text:span text:style-name="T4">Inverted RTM</text:span></text:p>
          </draw:text-box>
        </draw:frame>
        <draw:frame draw:style-name="gr25" draw:text-style-name="P12" draw:layer="layout" svg:width="6.3cm" svg:height="0.858cm" svg:x="15.3cm" svg:y="5.8cm">
          <draw:text-box>
            <text:p text:style-name="P4"><text:span text:style-name="T2">Train_Classifier.py</text:span></text:p>
          </draw:text-box>
        </draw:frame>
        <draw:frame draw:style-name="gr26" draw:text-style-name="P13" draw:layer="layout" svg:width="2.9cm" svg:height="1.413cm" svg:x="26.8cm" svg:y="6.2cm">
          <draw:text-box>
            <text:p text:style-name="P4"><text:span text:style-name="T1">Projection info</text:span></text:p>
          </draw:text-box>
        </draw:frame>
        <draw:frame draw:style-name="gr23" draw:text-style-name="P11" draw:layer="layout" svg:width="1.4cm" svg:height="1.159cm" svg:x="19cm" svg:y="15.9cm">
          <draw:text-box>
            <text:p text:style-name="P4"><text:span text:style-name="T6">ρ</text:span><text:span text:style-name="T7">bi</text:span></text:p>
          </draw:text-box>
        </draw:frame>
        <draw:frame draw:style-name="gr27" draw:text-style-name="P15" draw:layer="layout" svg:width="2.5cm" svg:height="1.413cm" svg:x="20.6cm" svg:y="15.901cm">
          <draw:text-box>
            <text:p text:style-name="P14"><text:span text:style-name="T8">cell concn</text:span></text:p>
          </draw:text-box>
        </draw:frame>
        <draw:line draw:style-name="gr28" draw:text-style-name="P2" draw:layer="layout" svg:x1="21.778cm" svg:y1="14.4cm" svg:x2="16.6cm" svg:y2="14.4cm">
          <text:p/>
        </draw:line>
        <draw:line draw:style-name="gr9" draw:text-style-name="P2" draw:layer="layout" svg:x1="18.1cm" svg:y1="14.4cm" svg:x2="18.1cm" svg:y2="15.9cm">
          <text:p/>
        </draw:line>
        <draw:line draw:style-name="gr9" draw:text-style-name="P2" draw:layer="layout" svg:x1="19.7cm" svg:y1="14.4cm" svg:x2="19.7cm" svg:y2="15.9cm">
          <text:p/>
        </draw:line>
        <draw:line draw:style-name="gr29" draw:text-style-name="P2" draw:layer="layout" svg:x1="25.6cm" svg:y1="6.8cm" svg:x2="25.6cm" svg:y2="7.853cm">
          <text:p/>
        </draw:line>
        <draw:line draw:style-name="gr30" draw:text-style-name="P2" draw:layer="layout" svg:x1="26.8cm" svg:y1="6.8cm" svg:x2="25.6cm" svg:y2="6.8cm">
          <text:p/>
        </draw:line>
        <draw:line draw:style-name="gr28" draw:text-style-name="P2" draw:layer="layout" svg:x1="18.1cm" svg:y1="17.066cm" svg:x2="18.1cm" svg:y2="19.4cm">
          <text:p/>
        </draw:line>
        <draw:line draw:style-name="gr28" draw:text-style-name="P2" draw:layer="layout" svg:x1="19.7cm" svg:y1="17.066cm" svg:x2="19.7cm" svg:y2="19.4cm">
          <text:p/>
        </draw:line>
        <draw:line draw:style-name="gr28" draw:text-style-name="P2" draw:layer="layout" svg:x1="21.8cm" svg:y1="17.314cm" svg:x2="21.8cm" svg:y2="19.4cm">
          <text:p/>
        </draw:line>
        <draw:line draw:style-name="gr28" draw:text-style-name="P2" draw:layer="layout" svg:x1="23.9cm" svg:y1="13.339cm" svg:x2="23.9cm" svg:y2="19.4cm">
          <text:p/>
        </draw:line>
        <draw:line draw:style-name="gr28" draw:text-style-name="P2" draw:layer="layout" svg:x1="26.5cm" svg:y1="17.241cm" svg:x2="26.5cm" svg:y2="19.401cm">
          <text:p/>
        </draw:line>
        <draw:line draw:style-name="gr28" draw:text-style-name="P2" draw:layer="layout" svg:x1="15.8cm" svg:y1="12.4cm" svg:x2="15.7cm" svg:y2="19.401cm">
          <text:p/>
        </draw:line>
        <draw:line draw:style-name="gr28" draw:text-style-name="P2" draw:layer="layout" svg:x1="17.5cm" svg:y1="12.4cm" svg:x2="15.8cm" svg:y2="12.4cm">
          <text:p/>
        </draw:line>
        <draw:line draw:style-name="gr28" draw:text-style-name="P2" draw:layer="layout" svg:x1="26.5cm" svg:y1="19.401cm" svg:x2="14.9cm" svg:y2="19.4cm">
          <text:p/>
        </draw:line>
        <draw:line draw:style-name="gr28" draw:text-style-name="P2" draw:layer="layout" svg:x1="14.9cm" svg:y1="13.4cm" svg:x2="14.9cm" svg:y2="19.401cm">
          <text:p/>
        </draw:line>
        <draw:line draw:style-name="gr9" draw:text-style-name="P2" draw:layer="layout" svg:x1="14.9cm" svg:y1="13.4cm" svg:x2="13.3cm" svg:y2="13.4cm">
          <text:p/>
        </draw:line>
        <draw:line draw:style-name="gr31" draw:text-style-name="P2" draw:layer="layout" svg:x1="10.3cm" svg:y1="13.987cm" svg:x2="10.3cm" svg:y2="16.1cm">
          <text:p/>
        </draw:line>
        <draw:frame draw:style-name="gr32" draw:text-style-name="P7" draw:layer="layout" svg:width="3.6cm" svg:height="1.413cm" svg:x="8.5cm" svg:y="16.086cm">
          <draw:text-box>
            <text:p><text:span text:style-name="T1">Output Datset</text:span></text:p>
          </draw:text-box>
        </draw:frame>
        <draw:frame draw:style-name="gr18" draw:text-style-name="P9" draw:layer="layout" svg:width="6.6cm" svg:height="0.662cm" svg:x="18.3cm" svg:y="19.401cm">
          <draw:text-box>
            <text:p><text:span text:style-name="T4">Projection info added to each array</text:span></text:p>
          </draw:text-box>
        </draw:frame>
        <draw:line draw:style-name="gr31" draw:text-style-name="P2" draw:layer="layout" svg:x1="8.7cm" svg:y1="15.5cm" svg:x2="5.5cm" svg:y2="15.5cm">
          <text:p/>
        </draw:line>
        <draw:line draw:style-name="gr33" draw:text-style-name="P2" draw:layer="layout" svg:x1="8.7cm" svg:y1="16.086cm" svg:x2="8.7cm" svg:y2="15.5cm">
          <text:p/>
        </draw:line>
        <draw:frame draw:style-name="gr3" draw:text-style-name="P3" draw:layer="layout" svg:width="4cm" svg:height="0.858cm" svg:x="1.5cm" svg:y="15.075cm">
          <draw:text-box>
            <text:p><text:span text:style-name="T2">Manual QC</text:span></text:p>
          </draw:text-box>
        </draw:frame>
        <draw:frame draw:style-name="gr34" draw:text-style-name="P7" draw:layer="layout" svg:width="1.9cm" svg:height="1.214cm" svg:x="0.1cm" svg:y="19cm">
          <draw:text-box>
            <text:p><text:span text:style-name="T1">maps</text:span></text:p>
          </draw:text-box>
        </draw:frame>
        <draw:frame draw:style-name="gr32" draw:text-style-name="P16" draw:layer="layout" svg:width="2.8cm" svg:height="1.413cm" svg:x="2.6cm" svg:y="18.875cm">
          <draw:text-box>
            <text:p text:style-name="P4"><text:span text:style-name="T1">Summary data</text:span></text:p>
          </draw:text-box>
        </draw:frame>
        <draw:frame draw:style-name="gr3" draw:text-style-name="P3" draw:layer="layout" svg:width="5.7cm" svg:height="0.858cm" svg:x="0.1cm" svg:y="16.6cm">
          <draw:text-box>
            <text:p><text:span text:style-name="T2">BISC_plot_figures.py</text:span></text:p>
          </draw:text-box>
        </draw:frame>
        <draw:frame draw:style-name="gr35" draw:text-style-name="P13" draw:layer="layout" svg:width="4.2cm" svg:height="0.925cm" svg:x="15.7cm" svg:y="3.675cm">
          <draw:text-box>
            <text:p text:style-name="P4"><text:span text:style-name="T1">Training data</text:span></text:p>
          </draw:text-box>
        </draw:frame>
        <draw:line draw:style-name="gr29" draw:text-style-name="P2" draw:layer="layout" svg:x1="17.7cm" svg:y1="4.6cm" svg:x2="17.7cm" svg:y2="5.8cm">
          <text:p/>
        </draw:line>
        <draw:line draw:style-name="gr29" draw:text-style-name="P2" draw:layer="layout" svg:x1="18.3cm" svg:y1="6.658cm" svg:x2="18.3cm" svg:y2="7.853cm">
          <text:p/>
        </draw:line>
        <draw:frame draw:style-name="gr26" draw:text-style-name="P13" draw:layer="layout" svg:width="2.9cm" svg:height="1.413cm" svg:x="19.7cm" svg:y="0.2cm">
          <draw:text-box>
            <text:p text:style-name="P4"><text:span text:style-name="T1">Ice optical properties</text:span></text:p>
          </draw:text-box>
        </draw:frame>
        <draw:frame draw:style-name="gr36" draw:text-style-name="P13" draw:layer="layout" svg:width="2.9cm" svg:height="1.968cm" svg:x="22.8cm" svg:y="0.201cm">
          <draw:text-box>
            <text:p text:style-name="P4"><text:span text:style-name="T1">Algal </text:span><text:span text:style-name="T1">optical </text:span><text:span text:style-name="T1">properties</text:span></text:p>
          </draw:text-box>
        </draw:frame>
        <draw:frame draw:style-name="gr26" draw:text-style-name="P13" draw:layer="layout" svg:width="2.9cm" svg:height="1.413cm" svg:x="26cm" svg:y="0.201cm">
          <draw:text-box>
            <text:p text:style-name="P4"><text:span text:style-name="T1">RTM </text:span><text:span text:style-name="T1">config</text:span></text:p>
          </draw:text-box>
        </draw:frame>
        <draw:frame draw:style-name="gr25" draw:text-style-name="P12" draw:layer="layout" svg:width="6.3cm" svg:height="0.858cm" svg:x="21.3cm" svg:y="3.742cm">
          <draw:text-box>
            <text:p text:style-name="P4"><text:span text:style-name="T2">BioSNICAR.py</text:span></text:p>
          </draw:text-box>
        </draw:frame>
        <draw:frame draw:style-name="gr37" draw:text-style-name="P13" draw:layer="layout" svg:width="1.7cm" svg:height="1cm" svg:x="23.5cm" svg:y="5.3cm">
          <draw:text-box>
            <text:p text:style-name="P4"><text:span text:style-name="T1">LUT</text:span></text:p>
          </draw:text-box>
        </draw:frame>
        <draw:line draw:style-name="gr29" draw:text-style-name="P2" draw:layer="layout" svg:x1="24.4cm" svg:y1="3cm" svg:x2="24.4cm" svg:y2="3.742cm">
          <text:p/>
        </draw:line>
        <draw:line draw:style-name="gr30" draw:text-style-name="P2" draw:layer="layout" svg:x1="21.2cm" svg:y1="1.613cm" svg:x2="21.2cm" svg:y2="3cm">
          <text:p/>
        </draw:line>
        <draw:line draw:style-name="gr30" draw:text-style-name="P2" draw:layer="layout" svg:x1="27.6cm" svg:y1="3cm" svg:x2="21.2cm" svg:y2="3cm">
          <text:p/>
        </draw:line>
        <draw:line draw:style-name="gr30" draw:text-style-name="P2" draw:layer="layout" svg:x1="27.6cm" svg:y1="1.614cm" svg:x2="27.6cm" svg:y2="3cm">
          <text:p/>
        </draw:line>
        <draw:line draw:style-name="gr30" draw:text-style-name="P2" draw:layer="layout" svg:x1="24.4cm" svg:y1="2.169cm" svg:x2="24.4cm" svg:y2="3cm">
          <text:p/>
        </draw:line>
        <draw:line draw:style-name="gr29" draw:text-style-name="P2" draw:layer="layout" svg:x1="24.4cm" svg:y1="6.3cm" svg:x2="24.4cm" svg:y2="7.853cm">
          <text:p/>
        </draw:line>
        <draw:line draw:style-name="gr29" draw:text-style-name="P2" draw:layer="layout" svg:x1="24.4cm" svg:y1="4.6cm" svg:x2="24.4cm" svg:y2="5.3cm">
          <text:p/>
        </draw:line>
        <draw:line draw:style-name="gr31" draw:text-style-name="P2" draw:layer="layout" svg:x1="1.4cm" svg:y1="17.522cm" svg:x2="1.4cm" svg:y2="19cm">
          <text:p/>
        </draw:line>
        <draw:line draw:style-name="gr31" draw:text-style-name="P2" draw:layer="layout" svg:x1="4cm" svg:y1="17.458cm" svg:x2="4cm" svg:y2="18.936cm">
          <text:p/>
        </draw:line>
        <draw:line draw:style-name="gr31" draw:text-style-name="P2" draw:layer="layout" svg:x1="3.4cm" svg:y1="15.933cm" svg:x2="3.4cm" svg:y2="16.678cm">
          <text:p/>
        </draw:line>
        <draw:line draw:style-name="gr31" draw:text-style-name="P2" draw:layer="layout" svg:x1="4cm" svg:y1="14.33cm" svg:x2="4cm" svg:y2="15.075cm">
          <text:p/>
        </draw:line>
        <draw:line draw:style-name="gr9" draw:text-style-name="P2" draw:layer="layout" svg:x1="16.6cm" svg:y1="14.4cm" svg:x2="16.6cm" svg:y2="15.9cm">
          <text:p/>
        </draw:line>
        <draw:frame draw:style-name="gr23" draw:text-style-name="P11" draw:layer="layout" svg:width="1.4cm" svg:height="1.159cm" svg:x="15.9cm" svg:y="15.901cm">
          <draw:text-box>
            <text:p text:style-name="P4"><text:span text:style-name="T1">dz</text:span></text:p>
          </draw:text-box>
        </draw:frame>
        <draw:line draw:style-name="gr28" draw:text-style-name="P2" draw:layer="layout" svg:x1="16.6cm" svg:y1="17.066cm" svg:x2="16.6cm" svg:y2="19.4cm">
          <text:p/>
        </draw:lin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3:39:59.851723955</meta:creation-date>
    <dc:date>2021-03-29T17:12:01.048876564</dc:date>
    <meta:editing-duration>PT12M38S</meta:editing-duration>
    <meta:editing-cycles>3</meta:editing-cycles>
    <meta:generator>LibreOffice/6.4.6.2$Linux_X86_64 LibreOffice_project/40$Build-2</meta:generator>
    <meta:document-statistic meta:object-count="119"/>
  </office:meta>
</office:document-meta>
</file>